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jotix@jtx.arch</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817bd2f">1. Ejercicio 1:</text:a></text:p>
          <text:p text:style-name="Contents_20_1"><text:a xlink:type="simple" xlink:href="#orgdf87e95">2. Ejercicio 2:</text:a></text:p>
          <text:p text:style-name="Contents_20_1"><text:a xlink:type="simple" xlink:href="#org4cb6bbc">3. Ejercicio 3:</text:a></text:p>
          <text:p text:style-name="Contents_20_1"><text:a xlink:type="simple" xlink:href="#org7f3f357">4. ejercicio 4:</text:a></text:p>
          <text:p text:style-name="Contents_20_1"><text:a xlink:type="simple" xlink:href="#org0ebea6e">5. ejercicio 5:</text:a></text:p>
          <text:p text:style-name="Contents_20_1"><text:a xlink:type="simple" xlink:href="#orge2eb0d0">6. ejercicio 6:</text:a></text:p>
          <text:p text:style-name="Contents_20_1"><text:a xlink:type="simple" xlink:href="#org5656d92">7. ejercicio 7:</text:a></text:p>
          <text:p text:style-name="Contents_20_1"><text:a xlink:type="simple" xlink:href="#orge812ac3">8. ejercicio 8:</text:a></text:p>
          <text:p text:style-name="Contents_20_1"><text:a xlink:type="simple" xlink:href="#orgbcfc5f5">9. ejercicio 9:</text:a></text:p>
          <text:p text:style-name="Contents_20_1"><text:a xlink:type="simple" xlink:href="#org3c538f4">10. ejercicio 10:</text:a></text:p>
          <text:p text:style-name="Contents_20_1"><text:a xlink:type="simple" xlink:href="#org98604f7">11. ejercicio 11:</text:a></text:p>
          <text:p text:style-name="Contents_20_1"><text:a xlink:type="simple" xlink:href="#orgf9329f0">12. ejercicio 12:</text:a></text:p>
          <text:p text:style-name="Contents_20_1"><text:a xlink:type="simple" xlink:href="#org0decc2a">13. ejercicio 13:</text:a></text:p>
          <text:p text:style-name="Contents_20_1"><text:a xlink:type="simple" xlink:href="#org9d17495">14. ejercicio 14:</text:a></text:p>
          <text:p text:style-name="Contents_20_1"><text:a xlink:type="simple" xlink:href="#orga404ccf">15. ejercicio 15:</text:a></text:p>
          <text:p text:style-name="Contents_20_1"><text:a xlink:type="simple" xlink:href="#orgb543d55">16. ejercicio 16:</text:a></text:p>
          <text:p text:style-name="Contents_20_1"><text:a xlink:type="simple" xlink:href="#orgd27042a">17. ejercicio 17:</text:a></text:p>
          <text:p text:style-name="Contents_20_1"><text:a xlink:type="simple" xlink:href="#orgae32809">18. ejercicio 18:</text:a></text:p>
        </text:index-body>
      </text:table-of-content>
      <text:h text:style-name="Heading_20_1" text:outline-level="1" text:is-list-header="false">
<text:bookmark-start text:name="OrgXref.org817bd2f"/>
<text:bookmark text:name="org817bd2f"/>Ejercicio 1:
<text:bookmark-end text:name="OrgXref.org817bd2f"/></text:h>
      <text:p text:style-name="Text_20_body">Escriba un programa que permita que el usuario ingrese un
número entero y luego lo imprima por pantalla
</text:p>
      <text:p text:style-name="OrgSrcBlock"><text:span text:style-name="OrgSrcFontLockVariableNameFace">numero_entero</text:span><text:s/>=<text:s/><text:span text:style-name="OrgSrcFontLockBuiltinFace">int</text:span><text:span text:style-name="OrgSrcRainbowDelimitersDepth1Face">(</text:span><text:span text:style-name="OrgSrcFontLockBuiltinFace">input</text:span><text:span text:style-name="OrgSrcRainbowDelimitersDepth2Face">(</text:span><text:span text:style-name="OrgSrcFontLockStringFace">"ingrese<text:s/>un<text:s/>número<text:s/>entero"</text:span><text:span text:style-name="OrgSrcRainbowDelimitersDepth2Face">)</text:span><text:span text:style-name="OrgSrcRainbowDelimitersDepth1Face">)</text:span></text:p>
      <text:p text:style-name="OrgSrcBlockLastLine"><text:span text:style-name="OrgSrcFontLockBuiltinFace">print</text:span><text:span text:style-name="OrgSrcRainbowDelimitersDepth1Face">(</text:span><text:span text:style-name="OrgSrcFontLockStringFace">"El<text:s/>número<text:s/>ingresado<text:s/>es:"</text:span>,<text:s/>numero_entero<text:span text:style-name="OrgSrcRainbowDelimitersDepth1Face">)</text:span></text:p>
      <text:h text:style-name="Heading_20_1" text:outline-level="1" text:is-list-header="false">
<text:bookmark-start text:name="OrgXref.orgdf87e95"/>
<text:bookmark text:name="orgdf87e95"/>Ejercicio 2:
<text:bookmark-end text:name="OrgXref.orgdf87e95"/></text:h>
      <text:p text:style-name="Text_20_body">Escriba un programa que permita que el usuario ingrese un
número flotante y luego lo imprima por pantalla.
</text:p>
      <text:p text:style-name="OrgSrcBlock"><text:span text:style-name="OrgSrcFontLockVariableNameFace">numero</text:span><text:s/>=<text:s/><text:span text:style-name="OrgSrcFontLockBuiltinFace">float</text:span><text:span text:style-name="OrgSrcRainbowDelimitersDepth1Face">(</text:span><text:span text:style-name="OrgSrcFontLockBuiltinFace">input</text:span><text:span text:style-name="OrgSrcRainbowDelimitersDepth2Face">(</text:span><text:span text:style-name="OrgSrcFontLockStringFace">"ingrese<text:s/>un<text:s/>número"</text:span><text:span text:style-name="OrgSrcRainbowDelimitersDepth2Face">)</text:span><text:span text:style-name="OrgSrcRainbowDelimitersDepth1Face">)</text:span></text:p>
      <text:p text:style-name="OrgSrcBlockLastLine"><text:span text:style-name="OrgSrcFontLockBuiltinFace">print</text:span><text:span text:style-name="OrgSrcRainbowDelimitersDepth1Face">(</text:span><text:span text:style-name="OrgSrcFontLockStringFace">"El<text:s/>número<text:s/>ingresado<text:s/>es:"</text:span>,<text:s/>numero<text:span text:style-name="OrgSrcRainbowDelimitersDepth1Face">)</text:span></text:p>
      <text:h text:style-name="Heading_20_1" text:outline-level="1" text:is-list-header="false">
<text:bookmark-start text:name="OrgXref.org4cb6bbc"/>
<text:bookmark text:name="org4cb6bbc"/>Ejercicio 3:
<text:bookmark-end text:name="OrgXref.org4cb6bbc"/></text:h>
      <text:p text:style-name="Text_20_body">Escriba un programa que permita que el usuario ingrese dos
números e imprima por pantalla la suma, resta y multiplicación de
dichos números.
</text:p>
      <text:p text:style-name="OrgSrcBlock"><text:span text:style-name="OrgSrcFontLockVariableNameFace">numero1</text:span><text:s/>=<text:s/><text:span text:style-name="OrgSrcFontLockBuiltinFace">input</text:span><text:span text:style-name="OrgSrcRainbowDelimitersDepth1Face">(</text:span><text:span text:style-name="OrgSrcFontLockStringFace">"Ingrese<text:s/>un<text:s/>número:"</text:span><text:span text:style-name="OrgSrcRainbowDelimitersDepth1Face">)</text:span></text:p>
      <text:p text:style-name="OrgSrcBlock">numero2<text:s/>=<text:s/><text:span text:style-name="OrgSrcFontLockBuiltinFace">input</text:span><text:span text:style-name="OrgSrcRainbowDelimitersDepth1Face">(</text:span><text:span text:style-name="OrgSrcFontLockStringFace">"Ingrese<text:s/>otro<text:s/>número:"</text:span><text:span text:style-name="OrgSrcRainbowDelimitersDepth1Face">)</text:span></text:p>
      <text:p text:style-name="OrgSrcBlock"><text:span text:style-name="OrgSrcFontLockBuiltinFace">print</text:span><text:span text:style-name="OrgSrcRainbowDelimitersDepth1Face">(</text:span><text:span text:style-name="OrgSrcFontLockStringFace">"La<text:s/>suma<text:s/>es:"</text:span>,<text:s/>numero1<text:s/>+<text:s/>numero2<text:span text:style-name="OrgSrcRainbowDelimitersDepth1Face">)</text:span></text:p>
      <text:p text:style-name="OrgSrcBlock"><text:span text:style-name="OrgSrcFontLockBuiltinFace">print</text:span><text:span text:style-name="OrgSrcRainbowDelimitersDepth1Face">(</text:span><text:span text:style-name="OrgSrcFontLockStringFace">"La<text:s/>resta<text:s/>es:"</text:span>,<text:s/>numero1<text:s/>-<text:s/>numero2<text:span text:style-name="OrgSrcRainbowDelimitersDepth1Face">)</text:span></text:p>
      <text:p text:style-name="OrgSrcBlockLastLine"><text:span text:style-name="OrgSrcFontLockBuiltinFace">print</text:span><text:span text:style-name="OrgSrcRainbowDelimitersDepth1Face">(</text:span><text:span text:style-name="OrgSrcFontLockStringFace">"la<text:s/>multiplicación<text:s/>es"</text:span>,<text:s/>numero1<text:s/>*<text:s/>numero2<text:span text:style-name="OrgSrcRainbowDelimitersDepth1Face">)</text:span></text:p>
      <text:h text:style-name="Heading_20_1" text:outline-level="1" text:is-list-header="false">
<text:bookmark-start text:name="OrgXref.org7f3f357"/>
<text:bookmark text:name="org7f3f357"/>ejercicio 4:
<text:bookmark-end text:name="OrgXref.org7f3f357"/></text:h>
      <text:p text:style-name="Text_20_body">Escriba un programa que permita calcular el área y perímetro
de un triángulo.
</text:p>
      <text:p text:style-name="OrgSrcBlock"><text:span text:style-name="OrgSrcFontLockCommentDelimiterFace">###<text:s/></text:span><text:span text:style-name="OrgSrcFontLockCommentFace">suponemos<text:s/>que<text:s/>es<text:s/>un<text:s/>triangulo<text:s/>equilatero</text:span></text:p>
      <text:p text:style-name="OrgSrcBlock"><text:span text:style-name="OrgSrcFontLockVariableNameFace">base</text:span><text:s/>=<text:s/><text:span text:style-name="OrgSrcFontLockBuiltinFace">input</text:span><text:span text:style-name="OrgSrcRainbowDelimitersDepth1Face">(</text:span><text:span text:style-name="OrgSrcFontLockStringFace">"ingrese<text:s/>la<text:s/>base<text:s/>del<text:s/>triángulo:"</text:span><text:span text:style-name="OrgSrcRainbowDelimitersDepth1Face">)</text:span></text:p>
      <text:p text:style-name="OrgSrcBlock">altura<text:s/>=<text:s/><text:span text:style-name="OrgSrcFontLockBuiltinFace">input</text:span><text:span text:style-name="OrgSrcRainbowDelimitersDepth1Face">(</text:span><text:span text:style-name="OrgSrcFontLockStringFace">"Ingrese<text:s/>la<text:s/>altura<text:s/>del<text:s/>triángulo:"</text:span><text:span text:style-name="OrgSrcRainbowDelimitersDepth1Face">)</text:span></text:p>
      <text:p text:style-name="OrgSrcBlock"><text:span text:style-name="OrgSrcFontLockBuiltinFace">print</text:span><text:span text:style-name="OrgSrcRainbowDelimitersDepth1Face">(</text:span><text:span text:style-name="OrgSrcFontLockStringFace">"El<text:s/>area<text:s/>del<text:s/>triángulo<text:s/>es:"</text:span>,<text:s/>base<text:s/>*<text:s/>altura<text:s/>/<text:s/>2<text:span text:style-name="OrgSrcRainbowDelimitersDepth1Face">)</text:span></text:p>
      <text:p text:style-name="OrgSrcBlockLastLine"><text:span text:style-name="OrgSrcFontLockBuiltinFace">print</text:span><text:span text:style-name="OrgSrcRainbowDelimitersDepth1Face">(</text:span><text:span text:style-name="OrgSrcFontLockStringFace">"El<text:s/>perimetro<text:s/>del<text:s/>triángulo<text:s/>es:"</text:span>,<text:s/>base<text:s/>*<text:s/>3<text:span text:style-name="OrgSrcRainbowDelimitersDepth1Face">)</text:span></text:p>
      <text:h text:style-name="Heading_20_1" text:outline-level="1" text:is-list-header="false">
<text:bookmark-start text:name="OrgXref.org0ebea6e"/>
<text:bookmark text:name="org0ebea6e"/>ejercicio 5:
<text:bookmark-end text:name="OrgXref.org0ebea6e"/></text:h>
      <text:p text:style-name="Text_20_body">Escriba un programa que permita calcular el área y perímetro
de un cuadrado.
</text:p>
      <text:p text:style-name="OrgSrcBlock"><text:span text:style-name="OrgSrcFontLockVariableNameFace">lado</text:span><text:s/>=<text:s/><text:span text:style-name="OrgSrcFontLockBuiltinFace">int</text:span><text:span text:style-name="OrgSrcRainbowDelimitersDepth1Face">(</text:span><text:span text:style-name="OrgSrcFontLockBuiltinFace">input</text:span><text:span text:style-name="OrgSrcRainbowDelimitersDepth2Face">(</text:span><text:span text:style-name="OrgSrcFontLockStringFace">"Ingrese<text:s/>lado<text:s/>del<text:s/>cuadrado:"</text:span><text:span text:style-name="OrgSrcRainbowDelimitersDepth2Face">)</text:span><text:span text:style-name="OrgSrcRainbowDelimitersDepth1Face">)</text:span></text:p>
      <text:p text:style-name="OrgSrcBlock"><text:span text:style-name="OrgSrcFontLockBuiltinFace">print</text:span><text:span text:style-name="OrgSrcRainbowDelimitersDepth1Face">(</text:span><text:span text:style-name="OrgSrcFontLockStringFace">"El<text:s/>perímetro<text:s/>del<text:s/>cuadrado<text:s/>es:"</text:span>,<text:s/>lado<text:s/>*<text:s/>4<text:span text:style-name="OrgSrcRainbowDelimitersDepth1Face">)</text:span></text:p>
      <text:p text:style-name="OrgSrcBlockLastLine"><text:span text:style-name="OrgSrcFontLockBuiltinFace">print</text:span><text:span text:style-name="OrgSrcRainbowDelimitersDepth1Face">(</text:span><text:span text:style-name="OrgSrcFontLockStringFace">"El<text:s/>área<text:s/>del<text:s/>cuadrado<text:s/>es:"</text:span>,<text:s/>lado<text:s/>*<text:s/>lado<text:span text:style-name="OrgSrcRainbowDelimitersDepth1Face">)</text:span></text:p>
      <text:h text:style-name="Heading_20_1" text:outline-level="1" text:is-list-header="false">
<text:bookmark-start text:name="OrgXref.orge2eb0d0"/>
<text:bookmark text:name="orge2eb0d0"/>ejercicio 6:
<text:bookmark-end text:name="OrgXref.orge2eb0d0"/></text:h>
      <text:p text:style-name="Text_20_body">Escriba un programa que permita calcular el promedio de cinco
números ingresados por el usuario
</text:p>
      <text:p text:style-name="OrgSrcBlock"><text:span text:style-name="OrgSrcFontLockVariableNameFace">numero1</text:span><text:s/>=<text:s/><text:span text:style-name="OrgSrcFontLockBuiltinFace">input</text:span><text:span text:style-name="OrgSrcRainbowDelimitersDepth1Face">(</text:span><text:span text:style-name="OrgSrcFontLockStringFace">"ingrese<text:s/>el<text:s/>número<text:s/>1:"</text:span><text:span text:style-name="OrgSrcRainbowDelimitersDepth1Face">)</text:span></text:p>
      <text:p text:style-name="OrgSrcBlock"><text:span text:style-name="OrgSrcFontLockVariableNameFace">numero2</text:span><text:s/>=<text:s/><text:span text:style-name="OrgSrcFontLockBuiltinFace">input</text:span><text:span text:style-name="OrgSrcRainbowDelimitersDepth1Face">(</text:span><text:span text:style-name="OrgSrcFontLockStringFace">"ingrese<text:s/>el<text:s/>número<text:s/>2:"</text:span><text:span text:style-name="OrgSrcRainbowDelimitersDepth1Face">)</text:span></text:p>
      <text:p text:style-name="OrgSrcBlock"><text:span text:style-name="OrgSrcFontLockVariableNameFace">numero3</text:span><text:s/>=<text:s/><text:span text:style-name="OrgSrcFontLockBuiltinFace">input</text:span><text:span text:style-name="OrgSrcRainbowDelimitersDepth1Face">(</text:span><text:span text:style-name="OrgSrcFontLockStringFace">"ingrese<text:s/>el<text:s/>número<text:s/>3:"</text:span><text:span text:style-name="OrgSrcRainbowDelimitersDepth1Face">)</text:span></text:p>
      <text:p text:style-name="OrgSrcBlock"><text:span text:style-name="OrgSrcFontLockVariableNameFace">numero4</text:span><text:s/>=<text:s/><text:span text:style-name="OrgSrcFontLockBuiltinFace">input</text:span><text:span text:style-name="OrgSrcRainbowDelimitersDepth1Face">(</text:span><text:span text:style-name="OrgSrcFontLockStringFace">"ingrese<text:s/>el<text:s/>número<text:s/>4:"</text:span><text:span text:style-name="OrgSrcRainbowDelimitersDepth1Face">)</text:span></text:p>
      <text:p text:style-name="OrgSrcBlock"><text:span text:style-name="OrgSrcFontLockVariableNameFace">numero5</text:span><text:s/>=<text:s/><text:span text:style-name="OrgSrcFontLockBuiltinFace">input</text:span><text:span text:style-name="OrgSrcRainbowDelimitersDepth1Face">(</text:span><text:span text:style-name="OrgSrcFontLockStringFace">"ingrese<text:s/>el<text:s/>número<text:s/>5:"</text:span><text:span text:style-name="OrgSrcRainbowDelimitersDepth1Face">)</text:span></text:p>
      <text:p text:style-name="OrgSrcBlock"><text:span text:style-name="OrgSrcFontLockVariableNameFace">promedio</text:span><text:s/>=<text:s/><text:span text:style-name="OrgSrcRainbowDelimitersDepth1Face">(</text:span>numero1<text:s/>+<text:s/>numero2<text:s/>+<text:s/>numero3<text:s/>+<text:s/>numero4<text:s/>+<text:s/>numero5<text:span text:style-name="OrgSrcRainbowDelimitersDepth1Face">)</text:span><text:s/>/<text:s/>5</text:p>
      <text:p text:style-name="OrgSrcBlockLastLine"><text:span text:style-name="OrgSrcFontLockBuiltinFace">print</text:span><text:span text:style-name="OrgSrcRainbowDelimitersDepth1Face">(</text:span><text:span text:style-name="OrgSrcFontLockStringFace">"El<text:s/>promedio<text:s/>de<text:s/>los<text:s/>números<text:s/>es:"</text:span>,<text:s/>promedio<text:span text:style-name="OrgSrcRainbowDelimitersDepth1Face">)</text:span></text:p>
      <text:h text:style-name="Heading_20_1" text:outline-level="1" text:is-list-header="false">
<text:bookmark-start text:name="OrgXref.org5656d92"/>
<text:bookmark text:name="org5656d92"/>ejercicio 7:
<text:bookmark-end text:name="OrgXref.org5656d92"/></text:h>
      <text:p text:style-name="Text_20_body">Escriba un programa que imprima por pantalla “Hola Mundo!”
</text:p>
      <text:p text:style-name="OrgSrcBlockLastLine"><text:span text:style-name="OrgSrcFontLockBuiltinFace">print</text:span><text:span text:style-name="OrgSrcRainbowDelimitersDepth1Face">(</text:span><text:span text:style-name="OrgSrcFontLockStringFace">"Hola<text:s/>Mundo!"</text:span><text:span text:style-name="OrgSrcRainbowDelimitersDepth1Face">)</text:span></text:p>
      <text:h text:style-name="Heading_20_1" text:outline-level="1" text:is-list-header="false">
<text:bookmark-start text:name="OrgXref.orge812ac3"/>
<text:bookmark text:name="orge812ac3"/>ejercicio 8:
<text:bookmark-end text:name="OrgXref.orge812ac3"/></text:h>
      <text:p text:style-name="Text_20_body">Escriba un programa que solicite al usuario un string y luego
imprima por pantalla dicho string.
</text:p>
      <text:p text:style-name="OrgSrcBlock"><text:span text:style-name="OrgSrcFontLockVariableNameFace">string_ingresado</text:span><text:s/>=<text:s/><text:span text:style-name="OrgSrcFontLockBuiltinFace">input</text:span><text:span text:style-name="OrgSrcRainbowDelimitersDepth1Face">(</text:span><text:span text:style-name="OrgSrcFontLockStringFace">"Ingrese<text:s/>un<text:s/>string:"</text:span><text:span text:style-name="OrgSrcRainbowDelimitersDepth1Face">)</text:span></text:p>
      <text:p text:style-name="OrgSrcBlockLastLine"><text:span text:style-name="OrgSrcFontLockBuiltinFace">print</text:span><text:span text:style-name="OrgSrcRainbowDelimitersDepth1Face">(</text:span><text:span text:style-name="OrgSrcFontLockStringFace">"El<text:s/>string<text:s/>ingresado<text:s/>es:"</text:span>,<text:s/>string_ingresado<text:span text:style-name="OrgSrcRainbowDelimitersDepth1Face">)</text:span></text:p>
      <text:h text:style-name="Heading_20_1" text:outline-level="1" text:is-list-header="false">
<text:bookmark-start text:name="OrgXref.orgbcfc5f5"/>
<text:bookmark text:name="orgbcfc5f5"/>ejercicio 9:
<text:bookmark-end text:name="OrgXref.orgbcfc5f5"/></text:h>
      <text:p text:style-name="Text_20_body">Escriba un programa que permita almacenar un string en la
variable s y luego muestre por pantalla el contenido de s.
</text:p>
      <text:p text:style-name="OrgSrcBlock"><text:span text:style-name="OrgSrcFontLockVariableNameFace">s</text:span><text:s/>=<text:s/><text:span text:style-name="OrgSrcFontLockBuiltinFace">input</text:span><text:span text:style-name="OrgSrcRainbowDelimitersDepth1Face">(</text:span><text:span text:style-name="OrgSrcFontLockStringFace">"Ingrese<text:s/>un<text:s/>string:"</text:span><text:span text:style-name="OrgSrcRainbowDelimitersDepth1Face">)</text:span></text:p>
      <text:p text:style-name="OrgSrcBlockLastLine"><text:span text:style-name="OrgSrcFontLockBuiltinFace">print</text:span><text:span text:style-name="OrgSrcRainbowDelimitersDepth1Face">(</text:span><text:span text:style-name="OrgSrcFontLockStringFace">"El<text:s/>string<text:s/>ingresado<text:s/>es:"</text:span>,<text:s/>s<text:span text:style-name="OrgSrcRainbowDelimitersDepth1Face">)</text:span></text:p>
      <text:h text:style-name="Heading_20_1" text:outline-level="1" text:is-list-header="false">
<text:bookmark-start text:name="OrgXref.org3c538f4"/>
<text:bookmark text:name="org3c538f4"/>ejercicio 10:
<text:bookmark-end text:name="OrgXref.org3c538f4"/></text:h>
      <text:p text:style-name="Text_20_body">Escriba un programa que permita que el usuario ingrese el
nombre de una persona y luego imprima por pantalla “Hola:” seguido
del nombre de la persona.
</text:p>
      <text:p text:style-name="OrgSrcBlock"><text:span text:style-name="OrgSrcFontLockVariableNameFace">nombre</text:span><text:s/>=<text:s/>imput<text:span text:style-name="OrgSrcRainbowDelimitersDepth1Face">(</text:span><text:span text:style-name="OrgSrcFontLockStringFace">"Ingrese<text:s/>el<text:s/>nombre:"</text:span><text:span text:style-name="OrgSrcRainbowDelimitersDepth1Face">)</text:span></text:p>
      <text:p text:style-name="OrgSrcBlockLastLine"><text:span text:style-name="OrgSrcFontLockBuiltinFace">print</text:span><text:span text:style-name="OrgSrcRainbowDelimitersDepth1Face">(</text:span><text:span text:style-name="OrgSrcFontLockStringFace">"Hola:"</text:span>,<text:s/>nombre<text:span text:style-name="OrgSrcRainbowDelimitersDepth1Face">)</text:span></text:p>
      <text:h text:style-name="Heading_20_1" text:outline-level="1" text:is-list-header="false">
<text:bookmark-start text:name="OrgXref.org98604f7"/>
<text:bookmark text:name="org98604f7"/>ejercicio 11:
<text:bookmark-end text:name="OrgXref.org98604f7"/></text:h>
      <text:p text:style-name="Text_20_body">Escriba un programa que permita ingresar por teclado el nombre
de una persona, la cantidad de horas trabajadas y luego el costo de
la hora. El programa debe informar cuánto debe cobrar la persona.
</text:p>
      <text:p text:style-name="OrgSrcBlock"><text:span text:style-name="OrgSrcFontLockVariableNameFace">nombre</text:span><text:s/>=<text:s/><text:span text:style-name="OrgSrcFontLockBuiltinFace">input</text:span><text:span text:style-name="OrgSrcRainbowDelimitersDepth1Face">(</text:span><text:span text:style-name="OrgSrcFontLockStringFace">"Ingrese<text:s/>el<text:s/>nombre:"</text:span><text:span text:style-name="OrgSrcRainbowDelimitersDepth1Face">)</text:span></text:p>
      <text:p text:style-name="OrgSrcBlock">horas_trabajadas<text:s/>=<text:s/><text:span text:style-name="OrgSrcFontLockBuiltinFace">float</text:span><text:span text:style-name="OrgSrcRainbowDelimitersDepth1Face">(</text:span><text:span text:style-name="OrgSrcFontLockBuiltinFace">input</text:span><text:span text:style-name="OrgSrcRainbowDelimitersDepth2Face">(</text:span><text:span text:style-name="OrgSrcFontLockStringFace">"Horas<text:s/>trabajadas:"</text:span><text:span text:style-name="OrgSrcRainbowDelimitersDepth2Face">)</text:span><text:span text:style-name="OrgSrcRainbowDelimitersDepth1Face">)</text:span></text:p>
      <text:p text:style-name="OrgSrcBlock">costo_hora<text:s/>=<text:s/><text:span text:style-name="OrgSrcFontLockBuiltinFace">float</text:span><text:span text:style-name="OrgSrcRainbowDelimitersDepth1Face">(</text:span><text:span text:style-name="OrgSrcFontLockBuiltinFace">input</text:span><text:span text:style-name="OrgSrcRainbowDelimitersDepth2Face">(</text:span><text:span text:style-name="OrgSrcFontLockStringFace">"Costo<text:s/>de<text:s/>la<text:s/>hora:"</text:span><text:span text:style-name="OrgSrcRainbowDelimitersDepth2Face">)</text:span><text:span text:style-name="OrgSrcRainbowDelimitersDepth1Face">)</text:span></text:p>
      <text:p text:style-name="OrgSrcBlockLastLine"><text:span text:style-name="OrgSrcFontLockBuiltinFace">print</text:span><text:span text:style-name="OrgSrcRainbowDelimitersDepth1Face">(</text:span>nombre,<text:s/><text:span text:style-name="OrgSrcFontLockStringFace">"debe<text:s/>cobrar"</text:span>,<text:s/>horas_trabajadas<text:s/>*<text:s/>costo_hora<text:span text:style-name="OrgSrcRainbowDelimitersDepth1Face">)</text:span></text:p>
      <text:h text:style-name="Heading_20_1" text:outline-level="1" text:is-list-header="false">
<text:bookmark-start text:name="OrgXref.orgf9329f0"/>
<text:bookmark text:name="orgf9329f0"/>ejercicio 12:
<text:bookmark-end text:name="OrgXref.orgf9329f0"/></text:h>
      <text:p text:style-name="Text_20_body">Escriba un programa que calcule el IMC (índice de Masa Corporal).
</text:p>
      <text:p text:style-name="OrgSrcBlock"><text:span text:style-name="OrgSrcFontLockCommentDelimiterFace">#<text:s/></text:span><text:span text:style-name="OrgSrcFontLockCommentFace">(IMC<text:s/>=<text:s/>peso<text:s/>(kg)/<text:s/>[estatura<text:s/>(m)]2</text:span></text:p>
      <text:p text:style-name="OrgSrcBlock"><text:span text:style-name="OrgSrcFontLockVariableNameFace">peso</text:span><text:s/>=<text:s/><text:span text:style-name="OrgSrcFontLockBuiltinFace">float</text:span><text:span text:style-name="OrgSrcRainbowDelimitersDepth1Face">(</text:span><text:span text:style-name="OrgSrcFontLockBuiltinFace">input</text:span><text:span text:style-name="OrgSrcRainbowDelimitersDepth2Face">(</text:span><text:span text:style-name="OrgSrcFontLockStringFace">"Ingrese<text:s/>el<text:s/>peso:"</text:span><text:span text:style-name="OrgSrcRainbowDelimitersDepth2Face">)</text:span><text:span text:style-name="OrgSrcRainbowDelimitersDepth1Face">)</text:span></text:p>
      <text:p text:style-name="OrgSrcBlock">estatura<text:s/>=<text:s/><text:span text:style-name="OrgSrcFontLockBuiltinFace">float</text:span><text:span text:style-name="OrgSrcRainbowDelimitersDepth1Face">(</text:span><text:span text:style-name="OrgSrcFontLockBuiltinFace">input</text:span><text:span text:style-name="OrgSrcRainbowDelimitersDepth2Face">(</text:span><text:span text:style-name="OrgSrcFontLockStringFace">"Ingrese<text:s/>la<text:s/>estatura<text:s/>(en<text:s/>metros):"</text:span><text:span text:style-name="OrgSrcRainbowDelimitersDepth2Face">)</text:span><text:span text:style-name="OrgSrcRainbowDelimitersDepth1Face">)</text:span></text:p>
      <text:p text:style-name="OrgSrcBlock"><text:span text:style-name="OrgSrcFontLockVariableNameFace">imc</text:span><text:s/>=<text:s/>peso<text:s/>/<text:s/><text:span text:style-name="OrgSrcRainbowDelimitersDepth1Face">(</text:span>estatura<text:s/>*<text:s/>estatura<text:span text:style-name="OrgSrcRainbowDelimitersDepth1Face">)</text:span></text:p>
      <text:p text:style-name="OrgSrcBlockLastLine"><text:span text:style-name="OrgSrcFontLockBuiltinFace">print</text:span><text:span text:style-name="OrgSrcRainbowDelimitersDepth1Face">(</text:span><text:span text:style-name="OrgSrcFontLockStringFace">"el<text:s/>IMC<text:s/>de<text:s/>la<text:s/>persona<text:s/>es:"</text:span>,<text:s/>imc<text:span text:style-name="OrgSrcRainbowDelimitersDepth1Face">)</text:span></text:p>
      <text:h text:style-name="Heading_20_1" text:outline-level="1" text:is-list-header="false">
<text:bookmark-start text:name="OrgXref.org0decc2a"/>
<text:bookmark text:name="org0decc2a"/>ejercicio 13:
<text:bookmark-end text:name="OrgXref.org0decc2a"/></text:h>
      <text:p text:style-name="Text_20_body">Escriba un programa que pida al usuario dos números m y
n el programa debe imprimir por pantalla el cociente y el resto de la
división de m por n. Para este ejercicio asuma que n no puede ser 0.
</text:p>
      <text:p text:style-name="OrgSrcBlock"><text:span text:style-name="OrgSrcFontLockVariableNameFace">m</text:span><text:s/>=<text:s/><text:span text:style-name="OrgSrcFontLockBuiltinFace">int</text:span><text:span text:style-name="OrgSrcRainbowDelimitersDepth1Face">(</text:span><text:span text:style-name="OrgSrcFontLockBuiltinFace">input</text:span><text:span text:style-name="OrgSrcRainbowDelimitersDepth2Face">(</text:span><text:span text:style-name="OrgSrcFontLockStringFace">"Ingrese<text:s/>el<text:s/>número<text:s/>m:"</text:span><text:span text:style-name="OrgSrcRainbowDelimitersDepth2Face">)</text:span><text:span text:style-name="OrgSrcRainbowDelimitersDepth1Face">)</text:span></text:p>
      <text:p text:style-name="OrgSrcBlock">n<text:s/>=<text:s/><text:span text:style-name="OrgSrcFontLockBuiltinFace">int</text:span><text:span text:style-name="OrgSrcRainbowDelimitersDepth1Face">(</text:span><text:span text:style-name="OrgSrcFontLockBuiltinFace">input</text:span><text:span text:style-name="OrgSrcRainbowDelimitersDepth2Face">(</text:span><text:span text:style-name="OrgSrcFontLockStringFace">"Ingrese<text:s/>el<text:s/>número<text:s/>m:"</text:span><text:span text:style-name="OrgSrcRainbowDelimitersDepth2Face">)</text:span><text:span text:style-name="OrgSrcRainbowDelimitersDepth1Face">)</text:span></text:p>
      <text:p text:style-name="OrgSrcBlock">resto<text:s/>=<text:s/>m<text:s/>%<text:s/>n</text:p>
      <text:p text:style-name="OrgSrcBlock"><text:span text:style-name="OrgSrcFontLockVariableNameFace">cociente</text:span><text:s/>=<text:s/>m<text:s/>//<text:s/>n</text:p>
      <text:p text:style-name="OrgSrcBlock"><text:span text:style-name="OrgSrcFontLockBuiltinFace">print</text:span><text:span text:style-name="OrgSrcRainbowDelimitersDepth1Face">(</text:span><text:span text:style-name="OrgSrcFontLockStringFace">"El<text:s/>resto<text:s/>de<text:s/>la<text:s/>división<text:s/>de<text:s/>m<text:s/>pon<text:s/>es:"</text:span>,<text:s/>resto<text:span text:style-name="OrgSrcRainbowDelimitersDepth1Face">)</text:span></text:p>
      <text:p text:style-name="OrgSrcBlockLastLine"><text:span text:style-name="OrgSrcFontLockBuiltinFace">print</text:span><text:span text:style-name="OrgSrcRainbowDelimitersDepth1Face">(</text:span><text:span text:style-name="OrgSrcFontLockStringFace">"El<text:s/>cociente<text:s/>de<text:s/>la<text:s/>división<text:s/>de<text:s/>m<text:s/>por<text:s/>n<text:s/>es:"</text:span>,<text:s/>cociente<text:span text:style-name="OrgSrcRainbowDelimitersDepth1Face">)</text:span></text:p>
      <text:h text:style-name="Heading_20_1" text:outline-level="1" text:is-list-header="false">
<text:bookmark-start text:name="OrgXref.org9d17495"/>
<text:bookmark text:name="org9d17495"/>ejercicio 14:
<text:bookmark-end text:name="OrgXref.org9d17495"/></text:h>
      <text:p text:style-name="Text_20_body">Escriba un programa que permita realizar la conversión a
dólares y euros de una cantidad de pesos ingresada por el usuario.
</text:p>
      <text:p text:style-name="OrgSrcBlock"><text:span text:style-name="OrgSrcFontLockVariableNameFace">cotizacion_dolar</text:span><text:s/>=<text:s/>100</text:p>
      <text:p text:style-name="OrgSrcBlock"><text:span text:style-name="OrgSrcFontLockVariableNameFace">cotizacion_euro</text:span><text:s/>=<text:s/>120</text:p>
      <text:p text:style-name="OrgSrcBlock"><text:span text:style-name="OrgSrcFontLockVariableNameFace">monto_pesos</text:span><text:s/>=<text:s/><text:span text:style-name="OrgSrcFontLockBuiltinFace">float</text:span><text:span text:style-name="OrgSrcRainbowDelimitersDepth1Face">(</text:span><text:span text:style-name="OrgSrcFontLockBuiltinFace">input</text:span><text:span text:style-name="OrgSrcRainbowDelimitersDepth2Face">(</text:span><text:span text:style-name="OrgSrcFontLockStringFace">"Ingrese<text:s/>el<text:s/>monto<text:s/>en<text:s/>pesos:"</text:span><text:span text:style-name="OrgSrcRainbowDelimitersDepth2Face">)</text:span><text:span text:style-name="OrgSrcRainbowDelimitersDepth1Face">)</text:span></text:p>
      <text:p text:style-name="OrgSrcBlock"><text:span text:style-name="OrgSrcFontLockBuiltinFace">print</text:span><text:span text:style-name="OrgSrcRainbowDelimitersDepth1Face">(</text:span><text:span text:style-name="OrgSrcFontLockStringFace">"Equivalente<text:s/>en<text:s/>dólares:"</text:span><text:s/><text:span text:style-name="OrgSrcFontLockBuiltinFace">round</text:span><text:span text:style-name="OrgSrcRainbowDelimitersDepth2Face">(</text:span>monto_pesos<text:s/>/<text:s/>cotizacion_dolar,<text:s/>2<text:span text:style-name="OrgSrcRainbowDelimitersDepth2Face">)</text:span><text:span text:style-name="OrgSrcRainbowDelimitersDepth1Face">)</text:span></text:p>
      <text:p text:style-name="OrgSrcBlockLastLine"><text:span text:style-name="OrgSrcFontLockBuiltinFace">print</text:span><text:span text:style-name="OrgSrcRainbowDelimitersDepth1Face">(</text:span><text:span text:style-name="OrgSrcFontLockStringFace">"Equivalente<text:s/>en<text:s/>euros:"</text:span><text:s/>monto_pesos<text:s/>/<text:s/>cotizacion_euro<text:span text:style-name="OrgSrcRainbowDelimitersDepth1Face">)</text:span></text:p>
      <text:h text:style-name="Heading_20_1" text:outline-level="1" text:is-list-header="false">
<text:bookmark-start text:name="OrgXref.orga404ccf"/>
<text:bookmark text:name="orga404ccf"/>ejercicio 15:
<text:bookmark-end text:name="OrgXref.orga404ccf"/></text:h>
      <text:p text:style-name="Text_20_body">Escribir un programa que pregunte al usuario una cantidad a
invertir, el interés anual y el número de años, y muestre por pantalla el
capital obtenido en la inversión.
</text:p>
      <text:p text:style-name="OrgSrcBlock"><text:span text:style-name="OrgSrcFontLockVariableNameFace">cantidad_a_invertir</text:span><text:s/>=<text:s/><text:span text:style-name="OrgSrcFontLockBuiltinFace">float</text:span><text:span text:style-name="OrgSrcRainbowDelimitersDepth1Face">(</text:span><text:span text:style-name="OrgSrcFontLockBuiltinFace">input</text:span><text:span text:style-name="OrgSrcRainbowDelimitersDepth2Face">(</text:span><text:span text:style-name="OrgSrcFontLockStringFace">"Ingrese<text:s/>la<text:s/>cantidad<text:s/>a<text:s/>invertir:"</text:span><text:span text:style-name="OrgSrcRainbowDelimitersDepth2Face">)</text:span><text:span text:style-name="OrgSrcRainbowDelimitersDepth1Face">)</text:span></text:p>
      <text:p text:style-name="OrgSrcBlock">interes_anual<text:s/>=<text:s/><text:span text:style-name="OrgSrcFontLockBuiltinFace">float</text:span><text:span text:style-name="OrgSrcRainbowDelimitersDepth1Face">(</text:span><text:span text:style-name="OrgSrcFontLockBuiltinFace">input</text:span><text:span text:style-name="OrgSrcRainbowDelimitersDepth2Face">(</text:span><text:span text:style-name="OrgSrcFontLockStringFace">"Ingrese<text:s/>el<text:s/>interes<text:s/>anual:"</text:span><text:span text:style-name="OrgSrcRainbowDelimitersDepth2Face">)</text:span><text:span text:style-name="OrgSrcRainbowDelimitersDepth1Face">)</text:span></text:p>
      <text:p text:style-name="OrgSrcBlock">cantidad_de_anios<text:s/>=<text:s/><text:span text:style-name="OrgSrcFontLockBuiltinFace">int</text:span><text:span text:style-name="OrgSrcRainbowDelimitersDepth1Face">(</text:span><text:span text:style-name="OrgSrcFontLockBuiltinFace">input</text:span><text:span text:style-name="OrgSrcRainbowDelimitersDepth2Face">(</text:span><text:span text:style-name="OrgSrcFontLockStringFace">"Ingrese<text:s/>los<text:s/>años:"</text:span><text:span text:style-name="OrgSrcRainbowDelimitersDepth2Face">)</text:span><text:span text:style-name="OrgSrcRainbowDelimitersDepth1Face">)</text:span></text:p>
      <text:p text:style-name="OrgSrcBlock">capital_obtenido<text:s/>=<text:s/>cantidad_a_invertir<text:s/>*<text:s/>\</text:p>
      <text:p text:style-name="OrgSrcBlock"><text:s/><text:s/><text:s/><text:s/><text:span text:style-name="OrgSrcRainbowDelimitersDepth1Face">(</text:span>1<text:s/>+<text:s/><text:span text:style-name="OrgSrcRainbowDelimitersDepth2Face">(</text:span>interes_anual/100<text:s/>*<text:s/>cantidad_de_anios<text:span text:style-name="OrgSrcRainbowDelimitersDepth2Face">)</text:span></text:p>
      <text:p text:style-name="OrgSrcBlockLastLine"><text:span text:style-name="OrgSrcFontLockBuiltinFace">print</text:span><text:span text:style-name="OrgSrcRainbowDelimitersDepth2Face">(</text:span><text:span text:style-name="OrgSrcFontLockStringFace">"Capital<text:s/>obtenido:"</text:span>,<text:s/><text:s/>capital_obtenido<text:span text:style-name="OrgSrcRainbowDelimitersDepth2Face">)</text:span></text:p>
      <text:h text:style-name="Heading_20_1" text:outline-level="1" text:is-list-header="false">
<text:bookmark-start text:name="OrgXref.orgb543d55"/>
<text:bookmark text:name="orgb543d55"/>ejercicio 16:
<text:bookmark-end text:name="OrgXref.orgb543d55"/></text:h>
      <text:p text:style-name="Text_20_body">Una juguetería tiene mucho éxito en dos de sus productos:
payasos y muñecas. Suele hacer venta por correo y la empresa de logística
les cobra por el peso de cada paquete así que deben calcular el
peso de los payasos y muñecas que saldrán en cada paquete a demanda.
Cada payaso pesa 112 g y cada muñeca 75 g. Escriba un programa que
lea el número de payasos y muñecas vendidos en el último pedido y
calcule el peso total del paquete que será enviado
</text:p>
      <text:p text:style-name="OrgSrcBlock"><text:span text:style-name="OrgSrcFontLockVariableNameFace">peso_payaso</text:span><text:s/>=<text:s/>112</text:p>
      <text:p text:style-name="OrgSrcBlock"><text:span text:style-name="OrgSrcFontLockVariableNameFace">peso_munieca</text:span><text:s/>=<text:s/>75</text:p>
      <text:p text:style-name="OrgSrcBlock"><text:span text:style-name="OrgSrcFontLockVariableNameFace">cantidad_payasos</text:span><text:s/>=<text:s/><text:span text:style-name="OrgSrcFontLockBuiltinFace">int</text:span><text:span text:style-name="OrgSrcRainbowDelimitersDepth1Face">(</text:span><text:span text:style-name="OrgSrcFontLockBuiltinFace">input</text:span><text:span text:style-name="OrgSrcRainbowDelimitersDepth2Face">(</text:span><text:span text:style-name="OrgSrcFontLockStringFace">"Ingrese<text:s/>la<text:s/>cantidad<text:s/>de<text:s/>payasos:"</text:span><text:span text:style-name="OrgSrcRainbowDelimitersDepth2Face">)</text:span><text:span text:style-name="OrgSrcRainbowDelimitersDepth1Face">)</text:span></text:p>
      <text:p text:style-name="OrgSrcBlock">cantidad_muniecas<text:s/>=<text:s/><text:span text:style-name="OrgSrcFontLockBuiltinFace">int</text:span><text:span text:style-name="OrgSrcRainbowDelimitersDepth1Face">(</text:span><text:span text:style-name="OrgSrcFontLockBuiltinFace">input</text:span><text:span text:style-name="OrgSrcRainbowDelimitersDepth2Face">(</text:span><text:span text:style-name="OrgSrcFontLockStringFace">"Ingrese<text:s/>la<text:s/>cantidad<text:s/>de<text:s/>muñecas:"</text:span><text:span text:style-name="OrgSrcRainbowDelimitersDepth2Face">)</text:span><text:span text:style-name="OrgSrcRainbowDelimitersDepth1Face">)</text:span></text:p>
      <text:p text:style-name="OrgSrcBlock">peso_total_en_kg<text:s/>=<text:s/>\</text:p>
      <text:p text:style-name="OrgSrcBlock"><text:s/><text:s/><text:s/><text:s/><text:span text:style-name="OrgSrcRainbowDelimitersDepth1Face">(</text:span>cantidad_payasos<text:s/>*<text:s/>peso_payaso<text:s/>+<text:s/>cantidad_muniecas<text:s/>*<text:s/>peso_munieca<text:span text:style-name="OrgSrcRainbowDelimitersDepth1Face">)</text:span><text:s/>/<text:s/>1000</text:p>
      <text:p text:style-name="OrgSrcBlockLastLine"><text:span text:style-name="OrgSrcFontLockBuiltinFace">print</text:span><text:span text:style-name="OrgSrcRainbowDelimitersDepth1Face">(</text:span><text:span text:style-name="OrgSrcFontLockStringFace">"Peso<text:s/>total<text:s/>del<text:s/>pedido:"</text:span>,<text:s/>peso_total_en_kg,<text:s/><text:span text:style-name="OrgSrcFontLockStringFace">"kg."</text:span><text:span text:style-name="OrgSrcRainbowDelimitersDepth1Face">)</text:span></text:p>
      <text:h text:style-name="Heading_20_1" text:outline-level="1" text:is-list-header="false">
<text:bookmark-start text:name="OrgXref.orgd27042a"/>
<text:bookmark text:name="orgd27042a"/>ejercicio 17:
<text:bookmark-end text:name="OrgXref.orgd27042a"/></text:h>
      <text:p text:style-name="Text_20_body">Imagine que acaba de abrir una nueva cuenta de ahorros que
ofrece el 4 % de interés al año. Estos ahorros debido a intereses, que no
se cobran hasta finales de año, se añaden al balance final de su cuenta
de ahorros. Escriba un programa que comience leyendo la cantidad de
dinero depositada en la cuenta de ahorros, introducida por el usuario.
Después el programa debe calcular y mostrar por pantalla la cantidad
de ahorros tras el primer, segundo y tercer años. Redondear cada
cantidad a dos decimales.
</text:p>
      <text:p text:style-name="OrgSrcBlock"><text:span text:style-name="OrgSrcFontLockVariableNameFace">dinero_depositado</text:span><text:s/>=<text:s/><text:span text:style-name="OrgSrcFontLockBuiltinFace">int</text:span><text:span text:style-name="OrgSrcRainbowDelimitersDepth1Face">(</text:span><text:span text:style-name="OrgSrcFontLockBuiltinFace">input</text:span><text:span text:style-name="OrgSrcRainbowDelimitersDepth2Face">(</text:span><text:span text:style-name="OrgSrcFontLockStringFace">"Ingrese<text:s/>el<text:s/>dinero<text:s/>depositado:"</text:span><text:span text:style-name="OrgSrcRainbowDelimitersDepth2Face">)</text:span><text:span text:style-name="OrgSrcRainbowDelimitersDepth1Face">)</text:span></text:p>
      <text:p text:style-name="OrgSrcBlock">primer_anio<text:s/>=<text:s/>dinero_depositado<text:s/>*<text:s/>1.04</text:p>
      <text:p text:style-name="OrgSrcBlock"><text:span text:style-name="OrgSrcFontLockVariableNameFace">segundo_anio</text:span><text:s/>=<text:s/>primer_anio<text:s/>*<text:s/>1.04</text:p>
      <text:p text:style-name="OrgSrcBlock"><text:span text:style-name="OrgSrcFontLockVariableNameFace">tercer_anio</text:span><text:s/>=<text:s/>segundi_anio<text:s/>*<text:s/>1.04</text:p>
      <text:p text:style-name="OrgSrcBlock"><text:span text:style-name="OrgSrcFontLockBuiltinFace">print</text:span><text:span text:style-name="OrgSrcRainbowDelimitersDepth1Face">(</text:span><text:span text:style-name="OrgSrcFontLockStringFace">"Ahorros<text:s/>al<text:s/>finalizar<text:s/>el<text:s/>primer<text:s/>año:"</text:span>,<text:s/><text:span text:style-name="OrgSrcFontLockBuiltinFace">round</text:span><text:span text:style-name="OrgSrcRainbowDelimitersDepth2Face">(</text:span>primer_anio,<text:s/>2<text:span text:style-name="OrgSrcRainbowDelimitersDepth2Face">)</text:span><text:span text:style-name="OrgSrcRainbowDelimitersDepth1Face">)</text:span></text:p>
      <text:p text:style-name="OrgSrcBlock"><text:span text:style-name="OrgSrcFontLockBuiltinFace">print</text:span><text:span text:style-name="OrgSrcRainbowDelimitersDepth1Face">(</text:span><text:span text:style-name="OrgSrcFontLockStringFace">"Ahorros<text:s/>al<text:s/>finalizar<text:s/>el<text:s/>segundo<text:s/>año:"</text:span>,<text:s/><text:span text:style-name="OrgSrcFontLockBuiltinFace">round</text:span><text:span text:style-name="OrgSrcRainbowDelimitersDepth2Face">(</text:span>segundo_anio,<text:s/>2<text:span text:style-name="OrgSrcRainbowDelimitersDepth2Face">)</text:span><text:span text:style-name="OrgSrcRainbowDelimitersDepth1Face">)</text:span></text:p>
      <text:p text:style-name="OrgSrcBlockLastLine"><text:span text:style-name="OrgSrcFontLockBuiltinFace">print</text:span><text:span text:style-name="OrgSrcRainbowDelimitersDepth1Face">(</text:span><text:span text:style-name="OrgSrcFontLockStringFace">"Ahorros<text:s/>al<text:s/>finalizar<text:s/>el<text:s/>tercer<text:s/>año:"</text:span>,<text:s/><text:span text:style-name="OrgSrcFontLockBuiltinFace">round</text:span><text:span text:style-name="OrgSrcRainbowDelimitersDepth2Face">(</text:span>tercer_anio,2<text:span text:style-name="OrgSrcRainbowDelimitersDepth2Face">)</text:span><text:span text:style-name="OrgSrcRainbowDelimitersDepth1Face">)</text:span></text:p>
      <text:h text:style-name="Heading_20_1" text:outline-level="1" text:is-list-header="false">
<text:bookmark-start text:name="OrgXref.orgae32809"/>
<text:bookmark text:name="orgae32809"/>ejercicio 18:
<text:bookmark-end text:name="OrgXref.orgae32809"/></text:h>
      <text:p text:style-name="Text_20_body">Escriba un programa que permita ingresar una cantidad de
dinero c y un porcentaje p. El programa debe calcular el porcentaje p
de dinero de c.
</text:p>
      <text:p text:style-name="OrgSrcBlock"><text:span text:style-name="OrgSrcFontLockVariableNameFace">dinero</text:span><text:s/>=<text:s/><text:span text:style-name="OrgSrcFontLockBuiltinFace">float</text:span><text:span text:style-name="OrgSrcRainbowDelimitersDepth1Face">(</text:span><text:span text:style-name="OrgSrcFontLockBuiltinFace">input</text:span><text:span text:style-name="OrgSrcRainbowDelimitersDepth2Face">(</text:span><text:span text:style-name="OrgSrcFontLockStringFace">"Ingrese<text:s/>la<text:s/>cantidad<text:s/>de<text:s/>dinero:"</text:span><text:span text:style-name="OrgSrcRainbowDelimitersDepth2Face">)</text:span><text:span text:style-name="OrgSrcRainbowDelimitersDepth1Face">)</text:span></text:p>
      <text:p text:style-name="OrgSrcBlock">porcentaje<text:s/>=<text:s/><text:span text:style-name="OrgSrcFontLockBuiltinFace">float</text:span><text:span text:style-name="OrgSrcRainbowDelimitersDepth1Face">(</text:span><text:span text:style-name="OrgSrcFontLockBuiltinFace">input</text:span><text:span text:style-name="OrgSrcRainbowDelimitersDepth2Face">(</text:span><text:span text:style-name="OrgSrcFontLockStringFace">"Ingrese<text:s/>el<text:s/>porcentaje:"</text:span><text:span text:style-name="OrgSrcRainbowDelimitersDepth2Face">)</text:span><text:span text:style-name="OrgSrcRainbowDelimitersDepth1Face">)</text:span></text:p>
      <text:p text:style-name="OrgSrcBlock">resultado<text:s/>=<text:s/>dinero<text:s/>*<text:s/>porcentaje<text:s/>/<text:s/>100</text:p>
      <text:p text:style-name="OrgSrcBlockLastLine"><text:span text:style-name="OrgSrcFontLockBuiltinFace">print</text:span><text:span text:style-name="OrgSrcRainbowDelimitersDepth1Face">(</text:span><text:span text:style-name="OrgSrcFontLockStringFace">"El"</text:span>,<text:s/>porcentaje,<text:s/><text:span text:style-name="OrgSrcFontLockStringFace">"%"</text:span>,<text:s/><text:span text:style-name="OrgSrcFontLockStringFace">"de"</text:span>,<text:s/>dinero,<text:s/><text:span text:style-name="OrgSrcFontLockStringFace">"es:"</text:span>,<text:s/><text:span text:style-name="OrgSrcFontLockBuiltinFace">round</text:span><text:span text:style-name="OrgSrcRainbowDelimitersDepth2Face">(</text:span>resultado,<text:s/>2<text:span text:style-name="OrgSrcRainbowDelimitersDepth2Face">)</text:span><text:span text:style-name="OrgSrcRainbowDelimitersDepth1Face">)</text:span></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CommentFace" style:family="text">
      <style:text-properties fo:color="#6272a4"/>
    </style:style>
    <style:style style:name="OrgSrcFontLockCommentDelimiterFace" style:family="text">
      <style:text-properties fo:color="#6272a4"/>
    </style:style>
    <style:style style:name="OrgSrcBlock" style:family="paragraph" style:parent-style-name="Preformatted_20_Text">
      <style:paragraph-properties fo:background-color="#282a36" fo:padding="0.049cm" fo:border="0.51pt solid #000000" style:shadow="none">
        <style:background-image/>
      </style:paragraph-properties>
      <style:text-properties fo:color="#f8f8f2"/>
    </style:style>
    <style:style style:name="OrgSrcFontLockStringFace" style:family="text">
      <style:text-properties fo:color="#f1fa8c"/>
    </style:style>
    <style:style style:name="OrgSrcRainbowDelimitersDepth2Face" style:family="text">
      <style:text-properties fo:color="#ff79c6"/>
    </style:style>
    <style:style style:name="OrgSrcRainbowDelimitersDepth1Face" style:family="text">
      <style:text-properties fo:color="#61bfff"/>
    </style:style>
    <style:style style:name="OrgSrcFontLockBuiltinFace" style:family="text">
      <style:text-properties fo:color="#ffb86c"/>
    </style:style>
    <style:style style:name="OrgSrcFontLockVariableNameFace" style:family="text">
      <style:text-properties fo:color="#ffc9e8"/>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23-05-31T23:02:33</dc:date>
    <meta:creation-date>2023-05-31T23:02:33</meta:creation-date>
    <meta:generator>Emacs 28.2 (Org mode 9.5.5)</meta:generator>
    <meta:keyword/>
    <dc:subject/>
    <dc:title/>
  </office:meta>
</office:document-meta>
</file>